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draw:textarea-vertical-align="middle" fo:min-height="14.941cm"/>
    </style:style>
    <style:style style:name="pr16" style:family="presentation" style:parent-style-name="Default-outline1">
      <style:graphic-properties draw:textarea-vertical-align="middle" fo:min-height="15.256cm"/>
    </style:style>
    <style:style style:name="pr17" style:family="presentation" style:parent-style-name="Default-outline1">
      <style:graphic-properties draw:textarea-vertical-align="middle" fo:min-height="14.531cm"/>
    </style:style>
    <style:style style:name="pr18" style:family="presentation" style:parent-style-name="Default-outline1">
      <style:graphic-properties draw:textarea-vertical-align="middle" fo:min-height="14.216cm"/>
    </style:style>
    <style:style style:name="pr19" style:family="presentation" style:parent-style-name="Default-outline1">
      <style:graphic-properties draw:textarea-vertical-align="middle" fo:min-height="15.046cm"/>
    </style:style>
    <style:style style:name="pr20" style:family="presentation" style:parent-style-name="Default-outline1">
      <style:graphic-properties fo:min-height="14.111cm"/>
    </style:style>
    <style:style style:name="pr21" style:family="presentation" style:parent-style-name="Default-outline1">
      <style:graphic-properties draw:textarea-vertical-align="middle" fo:min-height="14.901cm"/>
    </style:style>
    <style:style style:name="pr22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18pt" style:font-size-asian="18pt" style:font-size-complex="18pt"/>
    </style:style>
    <style:style style:name="P14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15" style:family="paragraph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7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8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2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3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4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5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6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7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8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9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1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2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3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0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1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7f0055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9" style:family="text">
      <style:text-properties fo:color="#00000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0" style:family="text">
      <style:text-properties fo:color="#000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1" style:family="text">
      <style:text-properties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2" style:family="text">
      <style:text-properties fo:color="#808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3" style:family="text">
      <style:text-properties fo:color="#00008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4" style:family="text">
      <style:text-properties fo:color="#00000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5" style:family="text">
      <style:text-properties fo:color="#7f0055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77" style:family="text">
      <style:text-properties fo:color="#00008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c0c0c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1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2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3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4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5" style:family="text">
      <style:text-properties fo:color="#0000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6" style:family="text">
      <style:text-properties fo:color="#6a3e3e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7" style:family="text">
      <style:text-properties fo:color="#000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88" style:family="text">
      <style:text-properties fo:color="#00000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9" style:family="text">
      <style:text-properties fo:color="#008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90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1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2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3" style:family="text">
      <style:text-properties fo:color="#000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4" style:family="text">
      <style:text-properties fo:color="#00808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95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96" style:family="text">
      <style:text-properties fo:color="#808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7" style:family="text">
      <style:text-properties fo:color="#6a3e3e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8" style:family="text">
      <style:text-properties fo:color="#0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cdi-spec.org/">http://www.cdi-spec.org/</text:a></text:p>
              </text:list-item>
              <text:list-item>
                <text:p><text:a xlink:href="http://www.cdi-spec.org/download/">http://www.cdi-spec.org/download/</text:a></text:p>
              </text:list-item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16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English</text:span><text:span text:style-name="T27"> {</text:span></text:p>
            <text:p text:style-name="P4"><text:span text:style-name="T27">}</text:span></text:p>
            <text:p text:style-name="P4"><text:span text:style-name="T27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Hungarian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6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6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4">ENGLISH</text:span><text:span text:style-name="T27">,</text:span></text:p>
            <text:p text:style-name="P4"><text:span text:style-name="T27"><text:s text:c="8"/></text:span><text:span text:style-name="T34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4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7">org.jboss.weld.exceptions.DeploymentException</text:span><text:span text:style-name="T38">: WELD-001408: Unsatisfied dependencies for type HelloService with qualifiers @Secured @English @Console</text:span></text:p>
            <text:p text:style-name="P4"><text:span text:style-name="T39"><text:s text:c="2"/></text:span><text:span text:style-name="T39">at injection point [BackedAnnotatedField] @Inject @English @Console @Secured private GreeterClient.hello</text:span></text:p>
            <text:p text:style-name="P4"><text:span text:style-name="T39"><text:s text:c="2"/></text:span><text:span text:style-name="T39">at GreeterClient.hello(</text:span><text:span text:style-name="T37">GreeterClient.java:0</text:span><text:span text:style-name="T39">)</text:span></text:p>
            <text:p text:style-name="P4"><text:span text:style-name="T39">WELD-001475: The following beans match by type, but none have matching qualifiers:</text:span></text:p>
            <text:p text:style-name="P4"><text:span text:style-name="T39"><text:s text:c="2"/></text:span><text:span text:style-name="T39">- Managed Bean [class HungarianHelloService] with qualifiers [@Secured @Hungarian @Any],</text:span></text:p>
            <text:p text:style-name="P4"><text:span text:style-name="T39"><text:s text:c="2"/></text:span><text:span text:style-name="T39">- Managed Bean [class EnglishHelloService] with qualifiers [@Secured @English @Any]</text:span></text:p>
            <text:p text:style-name="P4"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15" draw:text-style-name="P12" draw:layer="layout" svg:width="25.199cm" svg:height="14.941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text:span text:style-name="T32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32">GreeterClient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Constructor "</text:span><text:span text:style-name="T27"> + </text:span><text:span text:style-name="T35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31">@PostConstruct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init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ostConstruct "</text:span><text:span text:style-name="T27"> + </text:span><text:span text:style-name="T35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31">@PreDestroy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teardown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reDestroy "</text:span><text:span text:style-name="T27"> + </text:span><text:span text:style-name="T35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3" draw:layer="layout" svg:width="25.199cm" svg:height="13.859cm" svg:x="1.4cm" svg:y="4.913cm" presentation:class="outline" presentation:user-transformed="true">
          <draw:text-box>
            <text:p text:style-name="P4"><text:span text:style-name="T41">public</text:span><text:span text:style-name="T42"> </text:span><text:span text:style-name="T41">class</text:span><text:span text:style-name="T42"> </text:span><text:span text:style-name="T43">GreeterClient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Any</text:span></text:p>
            <text:p text:style-name="P4"><text:span text:style-name="T42"><text:s text:c="4"/></text:span><text:span text:style-name="T45">@Inject</text:span></text:p>
            <text:p text:style-name="P4"><text:span text:style-name="T42"><text:s text:c="4"/></text:span><text:span text:style-name="T41">private</text:span><text:span text:style-name="T42"> </text:span><text:span text:style-name="T46">Instance</text:span><text:span text:style-name="T42">&lt;</text:span><text:span text:style-name="T46">HelloService</text:span><text:span text:style-name="T42">&gt; </text:span><text:span text:style-name="T47">services</text:span><text:span text:style-name="T42">;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hello</text:span><text:span text:style-name="T42"> () {</text:span></text:p>
            <text:p text:style-name="P4"><text:span text:style-name="T42"><text:s text:c="8"/></text:span><text:span text:style-name="T46">Annotation</text:span><text:span text:style-name="T42"> </text:span><text:span text:style-name="T49">qualifier</text:span><text:span text:style-name="T42"> = </text:span><text:span text:style-name="T41">new</text:span><text:span text:style-name="T42"> </text:span><text:span text:style-name="T50">AnnotationLiteral</text:span><text:span text:style-name="T42">&lt;</text:span><text:span text:style-name="T45">English</text:span><text:span text:style-name="T42">&gt;() {};</text:span></text:p>
            <text:p text:style-name="P4"><text:span text:style-name="T42"><text:s text:c="8"/></text:span><text:span text:style-name="T46">HelloService</text:span><text:span text:style-name="T42"> </text:span><text:span text:style-name="T49">service</text:span><text:span text:style-name="T42"> = </text:span><text:span text:style-name="T47">services</text:span><text:span text:style-name="T42">.</text:span><text:span text:style-name="T51">select</text:span><text:span text:style-name="T42">(</text:span><text:span text:style-name="T52">qualifier</text:span><text:span text:style-name="T42">).</text:span><text:span text:style-name="T51">get</text:span><text:span text:style-name="T42">();</text:span></text:p>
            <text:p text:style-name="P4"><text:span text:style-name="T42"><text:s text:c="8"/></text:span><text:span text:style-name="T51">display</text:span><text:span text:style-name="T42">(</text:span><text:span text:style-name="T52">service</text:span><text:span text:style-name="T42">.</text:span><text:span text:style-name="T51">hello</text:span><text:span text:style-name="T42">());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6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3"/></text:p>
            <text:p text:style-name="P4"><text:span text:style-name="T53">public</text:span><text:span text:style-name="T54"> </text:span><text:span text:style-name="T53">class</text:span><text:span text:style-name="T54"> </text:span><text:span text:style-name="T55">RecordDatabase</text:span><text:span text:style-name="T56"> {</text:span></text:p>
            <text:p text:style-name="P4"><text:span text:style-name="T56"><text:s text:c="4"/></text:span><text:span text:style-name="T56">...</text:span></text:p>
            <text:p text:style-name="P4"><text:span text:style-name="T56">}</text:span></text:p>
            <text:p text:style-name="P4"><text:span text:style-name="T56"/></text:p>
            <text:p text:style-name="P4"><text:span text:style-name="T56">@ApplicationScoped</text:span></text:p>
            <text:p text:style-name="P4"><text:span text:style-name="T53">public</text:span><text:span text:style-name="T56"> </text:span><text:span text:style-name="T53">class</text:span><text:span text:style-name="T56"> </text:span><text:span text:style-name="T55">RecordService</text:span><text:span text:style-name="T56"> {</text:span></text:p>
            <text:p text:style-name="P4"><text:span text:style-name="T56"/></text:p>
            <text:p text:style-name="P4"><text:span text:style-name="T56"><text:s text:c="4"/></text:span><text:span text:style-name="T57">@Inject</text:span></text:p>
            <text:p text:style-name="P4"><text:span text:style-name="T56"><text:s text:c="4"/></text:span><text:span text:style-name="T53">private</text:span><text:span text:style-name="T56"> </text:span><text:span text:style-name="T55">RecordDatabase</text:span><text:span text:style-name="T56"> </text:span><text:span text:style-name="T58">database</text:span><text:span text:style-name="T56">;</text:span></text:p>
            <text:p text:style-name="P4"><text:span text:style-name="T56"/></text:p>
            <text:p text:style-name="P4"><text:span text:style-name="T5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59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59">item</text:span><text:span text:style-name="T27">) {</text:span></text:p>
            <text:p text:style-name="P4"><text:span text:style-name="T27"><text:s text:c="8"/></text:span><text:span text:style-name="T60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59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7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8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method calls</text:p>
          </draw:text-box>
        </draw:frame>
        <draw:frame presentation:style-name="pr19" draw:text-style-name="P9" draw:layer="layout" svg:width="25.199cm" svg:height="15.046cm" svg:x="1.4cm" svg:y="4.419cm" presentation:class="outline" presentation:user-transformed="true">
          <draw:text-box>
            <text:list text:style-name="L2">
              <text:list-item>
                <text:p>Proxy method calls to beans with other scope</text:p>
              </text:list-item>
            </text:list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35">user</text:span><text:span text:style-name="T27">.getId();</text:span></text:p>
            <text:p text:style-name="P4"><text:span text:style-name="T27"><text:s text:c="8"/></text:span><text:span text:style-name="T35">user</text:span><text:span text:style-name="T27">.getName();</text:span></text:p>
            <text:p text:style-name="P4"><text:span text:style-name="T27"><text:s text:c="8"/></text:span><text:span text:style-name="T35">hello</text:span><text:span text:style-name="T27">.</text:span><text:span text:style-name="T60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18" draw:text-style-name="P9" draw:layer="layout" svg:width="25.199cm" svg:height="14.216cm" svg:x="1.4cm" svg:y="4.736cm" presentation:class="outline" presentation:user-transformed="true">
          <draw:text-box>
            <text:list text:style-name="L2">
              <text:list-item>
                <text:p>Class names differ, do not rely on them</text:p>
              </text:list-item>
            </text:list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30">}</text:span></text:p>
            <text:p text:style-name="P4"><text:span text:style-name="T30"/></text:p>
            <text:p text:style-name="P4"><text:span text:style-name="T57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58"><text:s text:c="8"/></text:span><text:span text:style-name="T58">user</text:span><text:span text:style-name="T56">.getClass();</text:span></text:p>
            <text:p text:style-name="P4"><text:span text:style-name="T61"><text:s text:c="8"/></text:span><text:span text:style-name="T61">// org.jboss.weld.proxies.User$</text:span><text:span text:style-name="T62">Proxy</text:span><text:span text:style-name="T63">$_$$_WeldClientProxy</text:span></text:p>
            <text:p text:style-name="P4"><text:span text:style-name="T27"><text:s text:c="4"/></text:span><text:span text:style-name="T27">}</text:span></text:p>
            <text:p text:style-name="P4"><text:span text:style-name="T30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64">org.jboss.weld.exceptions.DefinitionException</text:span><text:span text:style-name="T65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5" draw:text-style-name="P9" draw:layer="layout" svg:width="25.199cm" svg:height="14.941cm" svg:x="1.4cm" svg:y="4.363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>}</text:span></text:p>
            <text:p text:style-name="P4"><text:span text:style-name="T27"/></text:p>
            <text:p text:style-name="P4"><text:span text:style-name="T57">@ApplicationScoped</text:span></text:p>
            <text:p text:style-name="P4"><text:span text:style-name="T53">public</text:span><text:span text:style-name="T66"> </text:span><text:span text:style-name="T53">class</text:span><text:span text:style-name="T66"> </text:span><text:span text:style-name="T55">GreeterClient</text:span><text:span text:style-name="T66"> {</text:span></text:p>
            <text:p text:style-name="P4"><text:span text:style-name="T53"/></text:p>
            <text:p text:style-name="P4"><text:span text:style-name="T66"><text:s text:c="4"/></text:span><text:span text:style-name="T57">@Inject</text:span></text:p>
            <text:p text:style-name="P4"><text:span text:style-name="T66"><text:s text:c="4"/></text:span><text:span text:style-name="T53">private</text:span><text:span text:style-name="T66"> </text:span><text:span text:style-name="T55">User</text:span><text:span text:style-name="T66"> </text:span><text:span text:style-name="T55">user</text:span><text:span text:style-name="T66">;</text:span></text:p>
            <text:p text:style-name="P4"><text:span text:style-name="T53"/></text:p>
            <text:p text:style-name="P4"><text:span text:style-name="T66"><text:s text:c="4"/></text:span><text:span text:style-name="T53">public</text:span><text:span text:style-name="T66"> </text:span><text:span text:style-name="T53">void</text:span><text:span text:style-name="T66"> greet () {</text:span></text:p>
            <text:p text:style-name="P4"><text:span text:style-name="T66"><text:s text:c="8"/></text:span><text:span text:style-name="T67">// user.id is 0</text:span></text:p>
            <text:p text:style-name="P4"><text:span text:style-name="T66"><text:s text:c="8"/></text:span><text:span text:style-name="T67">// user.name is null</text:span></text:p>
            <text:p text:style-name="P4"><text:span text:style-name="T53"><text:s text:c="4"/></text:span><text:span text:style-name="T53">}</text:span></text:p>
            <text:p text:style-name="P4"><text:span text:style-name="T53"/></text:p>
            <text:p text:style-name="P4"><text:span text:style-name="T5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DI can not intercept the new keyword</text:p>
              </text:list-item>
            </text:list>
            <text:p text:style-name="P4"><text:span text:style-name="T68"/></text:p>
            <text:p text:style-name="P4"><text:span text:style-name="T68">public</text:span><text:span text:style-name="T69"> </text:span><text:span text:style-name="T68">class</text:span><text:span text:style-name="T69"> </text:span><text:span text:style-name="T70">DatabaseReplicator</text:span><text:span text:style-name="T69"> {</text:span></text:p>
            <text:p text:style-name="P4"><text:span text:style-name="T71"/></text:p>
            <text:p text:style-name="P4"><text:span text:style-name="T69"><text:s text:c="4"/></text:span><text:span text:style-name="T72">@Inject</text:span><text:span text:style-name="T69"> </text:span><text:span text:style-name="T72">@Source</text:span><text:span text:style-name="T69"> </text:span><text:span text:style-name="T68">private</text:span><text:span text:style-name="T69"> </text:span><text:span text:style-name="T70">Database</text:span><text:span text:style-name="T69"> </text:span><text:span text:style-name="T73">source</text:span><text:span text:style-name="T69">;</text:span></text:p>
            <text:p text:style-name="P4"><text:span text:style-name="T69"><text:s text:c="4"/></text:span><text:span text:style-name="T72">@Inject</text:span><text:span text:style-name="T69"> </text:span><text:span text:style-name="T72">@Source</text:span><text:span text:style-name="T69"> </text:span><text:span text:style-name="T68">private</text:span><text:span text:style-name="T69"> </text:span><text:span text:style-name="T70">Database</text:span><text:span text:style-name="T69"> </text:span><text:span text:style-name="T73">target</text:span><text:span text:style-name="T69">;</text:span></text:p>
            <text:p text:style-name="P4"><text:span text:style-name="T71"/></text:p>
            <text:p text:style-name="P4"><text:span text:style-name="T69"><text:s text:c="4"/></text:span><text:span text:style-name="T72">@Log</text:span></text:p>
            <text:p text:style-name="P4"><text:span text:style-name="T69"><text:s text:c="4"/></text:span><text:span text:style-name="T68">public</text:span><text:span text:style-name="T69"> </text:span><text:span text:style-name="T68">void</text:span><text:span text:style-name="T69"> </text:span><text:span text:style-name="T74">replicate</text:span><text:span text:style-name="T69"> () {</text:span></text:p>
            <text:p text:style-name="P4"><text:span text:style-name="T69"><text:s text:c="8"/></text:span><text:span text:style-name="T69">...</text:span></text:p>
            <text:p text:style-name="P4"><text:span text:style-name="T69"><text:s text:c="4"/></text:span><text:span text:style-name="T69">}</text:span></text:p>
            <text:p text:style-name="P4"><text:span text:style-name="T71"/></text:p>
            <text:p text:style-name="P4"><text:span text:style-name="T69">}</text:span></text:p>
            <text:p text:style-name="P4"><text:span text:style-name="T75"/></text:p>
            <text:p text:style-name="P4"><text:span text:style-name="T75">new</text:span><text:span text:style-name="T76"> </text:span><text:span text:style-name="T77">DatabaseReplicator</text:span><text:span text:style-name="T78">().replicate(); <text:s/></text:span><text:span text:style-name="T79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proxyable bean type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database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20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users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users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ApplicationScoped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9" draw:layer="layout" svg:width="25.199cm" svg:height="13.859cm" svg:x="1.4cm" svg:y="5.70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1">@Disposes</text:span><text:span text:style-name="T27"> </text:span><text:span text:style-name="T28">Database</text:span><text:span text:style-name="T27"> </text:span><text:span text:style-name="T59">database</text:span><text:span text:style-name="T27">) {</text:span></text:p>
            <text:p text:style-name="P4"><text:span text:style-name="T27"><text:s text:c="8"/></text:span><text:span text:style-name="T80">database</text:span><text:span text:style-name="T27">.close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29">InjectionPoint</text:span><text:span text:style-name="T27"> </text:span><text:span text:style-name="T59">injectionPoint</text:span><text:span text:style-name="T27">) {</text:span></text:p>
            <text:p text:style-name="P4"><text:span text:style-name="T27"><text:s text:c="8"/></text:span><text:span text:style-name="T29">Member</text:span><text:span text:style-name="T27"> </text:span><text:span text:style-name="T59">member</text:span><text:span text:style-name="T27"> = </text:span><text:span text:style-name="T80">injectionPoint</text:span><text:span text:style-name="T27">.</text:span><text:span text:style-name="T60">getMember</text:span><text:span text:style-name="T27">();</text:span></text:p>
            <text:p text:style-name="P4"><text:span text:style-name="T27"><text:s text:c="8"/></text:span><text:span text:style-name="T28">Class</text:span><text:span text:style-name="T27">&lt;?&gt; </text:span><text:span text:style-name="T59">clazz</text:span><text:span text:style-name="T27"> = </text:span><text:span text:style-name="T80">member</text:span><text:span text:style-name="T27">.</text:span><text:span text:style-name="T60">getDeclaringClass</text:span><text:span text:style-name="T27">();</text:span></text:p>
            <text:p text:style-name="P4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60">getLogger</text:span><text:span text:style-name="T27">(</text:span><text:span text:style-name="T80">clazz</text:span><text:span text:style-name="T27">.getName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29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29">InjectionPoint</text:span><text:span text:style-name="T27"> </text:span><text:span text:style-name="T59">ip</text:span><text:span text:style-name="T27">) {</text:span></text:p>
            <text:p text:style-name="P4"><text:span text:style-name="T27"><text:s text:c="8"/></text:span><text:span text:style-name="T26">if</text:span><text:span text:style-name="T27">( valueIsNumber(</text:span><text:span text:style-name="T80">ip</text:span><text:span text:style-name="T27">.</text:span><text:span text:style-name="T60">getType</text:span><text:span text:style-name="T27">()) ){</text:span></text:p>
            <text:p text:style-name="P4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4"><text:span text:style-name="T27"><text:s text:c="8"/></text:span><text:span text:style-name="T27">}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5" draw:text-style-name="P9" draw:layer="layout" svg:width="25.199cm" svg:height="14.941cm" svg:x="1.4cm" svg:y="4.92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vent</text:span><text:span text:style-name="T27">&lt;</text:span><text:span text:style-name="T28">Record</text:span><text:span text:style-name="T27">&gt; </text:span><text:span text:style-name="T35">recordAdded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59">record</text:span><text:span text:style-name="T27">) {</text:span></text:p>
            <text:p text:style-name="P4"><text:span text:style-name="T27"><text:s text:c="8"/></text:span><text:span text:style-name="T35">recordAdded</text:span><text:span text:style-name="T27">.</text:span><text:span text:style-name="T60">fire</text:span><text:span text:style-name="T27">(</text:span><text:span text:style-name="T8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1">@Observes</text:span><text:span text:style-name="T27"> </text:span><text:span text:style-name="T28">Record</text:span><text:span text:style-name="T27"> </text:span><text:span text:style-name="T59">record</text:span><text:span text:style-name="T27">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Received: "</text:span><text:span text:style-name="T27"> + </text:span><text:span text:style-name="T8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1" draw:text-style-name="P13" draw:layer="layout" svg:width="25.199cm" svg:height="14.901cm" svg:x="1.4cm" svg:y="5.755cm" presentation:class="outline" presentation:user-transformed="true">
          <draw:text-box>
            <text:p text:style-name="P4"><text:span text:style-name="T41">public</text:span><text:span text:style-name="T42"> </text:span><text:span text:style-name="T41">class</text:span><text:span text:style-name="T42"> </text:span><text:span text:style-name="T43">RecordDatabase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Inject</text:span></text:p>
            <text:p text:style-name="P4"><text:span text:style-name="T42"><text:s text:c="4"/></text:span><text:span text:style-name="T41">private</text:span><text:span text:style-name="T42"> </text:span><text:span text:style-name="T46">Event</text:span><text:span text:style-name="T42">&lt;</text:span><text:span text:style-name="T43">Record</text:span><text:span text:style-name="T42">&gt; </text:span><text:span text:style-name="T47">recordAdded</text:span><text:span text:style-name="T42">;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addRecord</text:span><text:span text:style-name="T42"> (</text:span><text:span text:style-name="T43">Record</text:span><text:span text:style-name="T42"> </text:span><text:span text:style-name="T49">record</text:span><text:span text:style-name="T42">) {</text:span></text:p>
            <text:p text:style-name="P4"><text:span text:style-name="T42"><text:s text:c="8"/></text:span><text:span text:style-name="T46">Annotation</text:span><text:span text:style-name="T42"> </text:span><text:span text:style-name="T49">annotation</text:span><text:span text:style-name="T42"> = </text:span><text:span text:style-name="T41">new</text:span><text:span text:style-name="T42"> </text:span><text:span text:style-name="T50">AnnotationLiteral</text:span><text:span text:style-name="T42">&lt;</text:span><text:span text:style-name="T45">Added</text:span><text:span text:style-name="T42">&gt;() {};</text:span></text:p>
            <text:p text:style-name="P4"><text:span text:style-name="T42"><text:s text:c="8"/></text:span><text:span text:style-name="T47">recordAdded</text:span><text:span text:style-name="T42">.</text:span><text:span text:style-name="T51">select</text:span><text:span text:style-name="T42">(</text:span><text:span text:style-name="T52">annotation</text:span><text:span text:style-name="T42">).</text:span><text:span text:style-name="T51">fire</text:span><text:span text:style-name="T42">(</text:span><text:span text:style-name="T52">record</text:span><text:span text:style-name="T42">);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  <text:p text:style-name="P4"><text:span text:style-name="T42"/></text:p>
            <text:p text:style-name="P4"><text:span text:style-name="T41">public</text:span><text:span text:style-name="T42"> </text:span><text:span text:style-name="T41">class</text:span><text:span text:style-name="T42"> </text:span><text:span text:style-name="T43">RecordLogge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objectEvent</text:span><text:span text:style-name="T42"> (</text:span><text:span text:style-name="T45">@Observes</text:span><text:span text:style-name="T42"> </text:span><text:span text:style-name="T43">Object</text:span><text:span text:style-name="T42"> </text:span><text:span text:style-name="T49">object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Event</text:span><text:span text:style-name="T42"> (</text:span><text:span text:style-name="T45">@Observes</text:span><text:span text:style-name="T42"> </text:span><text:span text:style-name="T43">Record</text:span><text:span text:style-name="T42"> </text:span><text:span text:style-name="T49">record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Added</text:span><text:span text:style-name="T42"> (</text:span><text:span text:style-name="T45">@Observes</text:span><text:span text:style-name="T42"> </text:span><text:span text:style-name="T45">@Added</text:span><text:span text:style-name="T42"> </text:span><text:span text:style-name="T43">Record</text:span><text:span text:style-name="T42"> </text:span><text:span text:style-name="T49">record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Deleted</text:span><text:span text:style-name="T42"> (</text:span><text:span text:style-name="T45">@Observes</text:span><text:span text:style-name="T42"> </text:span><text:span text:style-name="T45">@Deleted</text:span><text:span text:style-name="T42"> </text:span><text:span text:style-name="T43">Record</text:span><text:span text:style-name="T42"> </text:span><text:span text:style-name="T49">record</text:span><text:span text:style-name="T42">) {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p text:style-name="P4"><text:span text:style-name="T41">public</text:span><text:span text:style-name="T42"> </text:span><text:span text:style-name="T41">class</text:span><text:span text:style-name="T42"> </text:span><text:span text:style-name="T43">RecordLogge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String</text:span><text:span text:style-name="T42"> (</text:span><text:span text:style-name="T45">@Observes</text:span><text:span text:style-name="T42"> </text:span><text:span text:style-name="T43">Record</text:span><text:span text:style-name="T42">&lt;</text:span><text:span text:style-name="T43">String</text:span><text:span text:style-name="T42">&gt; </text:span><text:span text:style-name="T49">record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Number</text:span><text:span text:style-name="T42"> (</text:span><text:span text:style-name="T45">@Observes</text:span><text:span text:style-name="T42"> </text:span><text:span text:style-name="T43">Record</text:span><text:span text:style-name="T42">&lt;</text:span><text:span text:style-name="T50">Number</text:span><text:span text:style-name="T42">&gt; </text:span><text:span text:style-name="T49">record</text:span><text:span text:style-name="T42">) {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59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59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59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59">req</text:span><text:span text:style-name="T27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Decorator</text:span></text:p>
            <text:p text:style-name="P4"><text:span text:style-name="T31">@Priority</text:span><text:span text:style-name="T27">(</text:span><text:span text:style-name="T31">Interceptor</text:span><text:span text:style-name="T27">.</text:span><text:span text:style-name="T28">Priority</text:span><text:span text:style-name="T27">.</text:span><text:span text:style-name="T34">APPLICATIO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elloDecorator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Delegat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Decorated "</text:span><text:span text:style-name="T27"> + </text:span><text:span text:style-name="T35">hello</text:span><text:span text:style-name="T27">.</text:span><text:span text:style-name="T60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9" draw:layer="layout" svg:width="25.199cm" svg:height="13.859cm" svg:x="1.4cm" svg:y="4.915cm" presentation:class="outline" presentation:user-transformed="true">
          <draw:text-box>
            <text:p text:style-name="P4"><text:span text:style-name="T31">@Log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4"><text:s text:c="4"/></text:span><text:span text:style-name="T53">public</text:span><text:span text:style-name="T54"> </text:span><text:span text:style-name="T55">GreeterClient</text:span><text:span text:style-name="T56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0">display</text:span><text:span text:style-name="T27">(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54"><text:s text:c="4"/></text:span><text:span text:style-name="T53">public</text:span><text:span text:style-name="T54"> </text:span><text:span text:style-name="T55">GreeterClient</text:span><text:span text:style-name="T56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0">display</text:span><text:span text:style-name="T27">(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GreeterClient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4"><text:s text:c="4"/></text:span><text:span text:style-name="T53">public</text:span><text:span text:style-name="T54"> </text:span><text:span text:style-name="T55">GreeterClient</text:span><text:span text:style-name="T56"> () {}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0">display</text:span><text:span text:style-name="T27">(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InterceptorBinding</text:span></text:p>
            <text:p text:style-name="P4"><text:span text:style-name="T31">@Target</text:span><text:span text:style-name="T27">({</text:span><text:span text:style-name="T34">CONSTRUCTOR</text:span><text:span text:style-name="T27">,</text:span><text:span text:style-name="T34"> METHOD</text:span><text:span text:style-name="T27">, </text:span><text:span text:style-name="T34">TYPE</text:span><text:span text:style-name="T27">})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og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hod interceptor</text:p>
          </draw:text-box>
        </draw:frame>
        <draw:frame presentation:style-name="pr22" draw:text-style-name="P13" draw:layer="layout" svg:width="25.199cm" svg:height="14.156cm" svg:x="1.4cm" svg:y="4.914cm" presentation:class="outline" presentation:user-transformed="true">
          <draw:text-box>
            <text:p text:style-name="P4"><text:span text:style-name="T45">@Interceptor</text:span></text:p>
            <text:p text:style-name="P4"><text:span text:style-name="T45">@Log</text:span></text:p>
            <text:p text:style-name="P4"><text:span text:style-name="T45">@Priority</text:span><text:span text:style-name="T42">(</text:span><text:span text:style-name="T45">Interceptor</text:span><text:span text:style-name="T42">.</text:span><text:span text:style-name="T43">Priority</text:span><text:span text:style-name="T42">.</text:span><text:span text:style-name="T81">APPLICATION</text:span><text:span text:style-name="T42">)</text:span></text:p>
            <text:p text:style-name="P4"><text:span text:style-name="T41">public</text:span><text:span text:style-name="T42"> </text:span><text:span text:style-name="T41">class</text:span><text:span text:style-name="T42"> </text:span><text:span text:style-name="T43">LogIntercepto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AroundInvoke</text:span></text:p>
            <text:p text:style-name="P4"><text:span text:style-name="T42"><text:s text:c="4"/></text:span><text:span text:style-name="T41">public</text:span><text:span text:style-name="T42"> </text:span><text:span text:style-name="T43">Object</text:span><text:span text:style-name="T42"> </text:span><text:span text:style-name="T48">log</text:span><text:span text:style-name="T42"> (</text:span><text:span text:style-name="T46">InvocationContext</text:span><text:span text:style-name="T42"> </text:span><text:span text:style-name="T49">ic</text:span><text:span text:style-name="T42">) </text:span><text:span text:style-name="T41">throws</text:span><text:span text:style-name="T42"> </text:span><text:span text:style-name="T43">Exception</text:span><text:span text:style-name="T42"> {</text:span></text:p>
            <text:p text:style-name="P4"><text:span text:style-name="T42"><text:s text:c="8"/></text:span><text:span text:style-name="T43">System</text:span><text:span text:style-name="T42">.</text:span><text:span text:style-name="T81">out</text:span><text:span text:style-name="T42">.println(</text:span><text:span text:style-name="T82">"Start "</text:span><text:span text:style-name="T42"> + </text:span><text:span text:style-name="T52">ic</text:span><text:span text:style-name="T42">.</text:span><text:span text:style-name="T51">getMethod</text:span><text:span text:style-name="T42">().getName());</text:span></text:p>
            <text:p text:style-name="P4"><text:span text:style-name="T42"><text:s text:c="8"/></text:span><text:span text:style-name="T41">try</text:span><text:span text:style-name="T42">{</text:span></text:p>
            <text:p text:style-name="P4"><text:span text:style-name="T42"><text:s text:c="12"/></text:span><text:span text:style-name="T41">return</text:span><text:span text:style-name="T42"> </text:span><text:span text:style-name="T52">ic</text:span><text:span text:style-name="T42">.</text:span><text:span text:style-name="T51">proceed</text:span><text:span text:style-name="T42">();</text:span></text:p>
            <text:p text:style-name="P4"><text:span text:style-name="T42"><text:s text:c="8"/></text:span><text:span text:style-name="T42">}</text:span><text:span text:style-name="T41">catch</text:span><text:span text:style-name="T42">( </text:span><text:span text:style-name="T43">Exception</text:span><text:span text:style-name="T42"> </text:span><text:span text:style-name="T49">e</text:span><text:span text:style-name="T42"> )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xception "</text:span><text:span text:style-name="T42"> + </text:span><text:span text:style-name="T52">e</text:span><text:span text:style-name="T42">);</text:span></text:p>
            <text:p text:style-name="P4"><text:span text:style-name="T42"><text:s text:c="12"/></text:span><text:span text:style-name="T41">throw</text:span><text:span text:style-name="T42"> </text:span><text:span text:style-name="T52">e</text:span><text:span text:style-name="T42">;</text:span></text:p>
            <text:p text:style-name="P4"><text:span text:style-name="T42"><text:s text:c="8"/></text:span><text:span text:style-name="T42">}</text:span><text:span text:style-name="T41">finally</text:span><text:span text:style-name="T42">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nd "</text:span><text:span text:style-name="T42"> + </text:span><text:span text:style-name="T52">ic</text:span><text:span text:style-name="T42">.</text:span><text:span text:style-name="T51">getMethod</text:span><text:span text:style-name="T42">().getName());</text:span></text:p>
            <text:p text:style-name="P4"><text:span text:style-name="T42"><text:s text:c="8"/></text:span><text:span text:style-name="T42">}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ructor interceptor</text:p>
          </draw:text-box>
        </draw:frame>
        <draw:frame presentation:style-name="pr22" draw:layer="layout" svg:width="25.199cm" svg:height="14.156cm" svg:x="1.4cm" svg:y="4.914cm" presentation:class="outline" presentation:user-transformed="true">
          <draw:text-box>
            <text:p text:style-name="P4"><text:span text:style-name="T45">@Interceptor</text:span></text:p>
            <text:p text:style-name="P4"><text:span text:style-name="T45">@Log</text:span></text:p>
            <text:p text:style-name="P4"><text:span text:style-name="T45">@Priority</text:span><text:span text:style-name="T42">(</text:span><text:span text:style-name="T45">Interceptor</text:span><text:span text:style-name="T42">.</text:span><text:span text:style-name="T43">Priority</text:span><text:span text:style-name="T42">.</text:span><text:span text:style-name="T81">APPLICATION</text:span><text:span text:style-name="T42">)</text:span></text:p>
            <text:p text:style-name="P4"><text:span text:style-name="T41">public</text:span><text:span text:style-name="T42"> </text:span><text:span text:style-name="T41">class</text:span><text:span text:style-name="T42"> </text:span><text:span text:style-name="T43">LogIntercepto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AroundConstruct</text:span></text:p>
            <text:p text:style-name="P4"><text:span text:style-name="T42"><text:s text:c="4"/></text:span><text:span text:style-name="T41">public</text:span><text:span text:style-name="T42"> </text:span><text:span text:style-name="T43">Object</text:span><text:span text:style-name="T42"> </text:span><text:span text:style-name="T48">log</text:span><text:span text:style-name="T42"> (</text:span><text:span text:style-name="T46">InvocationContext</text:span><text:span text:style-name="T42"> </text:span><text:span text:style-name="T49">ic</text:span><text:span text:style-name="T42">) </text:span><text:span text:style-name="T41">throws</text:span><text:span text:style-name="T42"> </text:span><text:span text:style-name="T43">Exception</text:span><text:span text:style-name="T42"> {</text:span></text:p>
            <text:p text:style-name="P4"><text:span text:style-name="T42"><text:s text:c="8"/></text:span><text:span text:style-name="T43">System</text:span><text:span text:style-name="T42">.</text:span><text:span text:style-name="T81">out</text:span><text:span text:style-name="T42">.println(</text:span><text:span text:style-name="T82">"Start "</text:span><text:span text:style-name="T42"> + </text:span><text:span text:style-name="T52">ic</text:span><text:span text:style-name="T42">.</text:span><text:span text:style-name="T51">getConstructor</text:span><text:span text:style-name="T42">().getName());</text:span></text:p>
            <text:p text:style-name="P4"><text:span text:style-name="T42"><text:s text:c="8"/></text:span><text:span text:style-name="T41">try</text:span><text:span text:style-name="T42">{</text:span></text:p>
            <text:p text:style-name="P4"><text:span text:style-name="T42"><text:s text:c="12"/></text:span><text:span text:style-name="T41">return</text:span><text:span text:style-name="T42"> </text:span><text:span text:style-name="T52">ic</text:span><text:span text:style-name="T42">.</text:span><text:span text:style-name="T51">proceed</text:span><text:span text:style-name="T42">();</text:span></text:p>
            <text:p text:style-name="P4"><text:span text:style-name="T42"><text:s text:c="8"/></text:span><text:span text:style-name="T42">}</text:span><text:span text:style-name="T41">catch</text:span><text:span text:style-name="T42">( </text:span><text:span text:style-name="T43">Exception</text:span><text:span text:style-name="T42"> </text:span><text:span text:style-name="T49">e</text:span><text:span text:style-name="T42"> )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xception "</text:span><text:span text:style-name="T42"> + </text:span><text:span text:style-name="T52">e</text:span><text:span text:style-name="T42">);</text:span></text:p>
            <text:p text:style-name="P4"><text:span text:style-name="T42"><text:s text:c="12"/></text:span><text:span text:style-name="T41">throw</text:span><text:span text:style-name="T42"> </text:span><text:span text:style-name="T52">e</text:span><text:span text:style-name="T42">;</text:span></text:p>
            <text:p text:style-name="P4"><text:span text:style-name="T42"><text:s text:c="8"/></text:span><text:span text:style-name="T42">}</text:span><text:span text:style-name="T41">finally</text:span><text:span text:style-name="T42">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nd "</text:span><text:span text:style-name="T42"> + </text:span><text:span text:style-name="T52">ic</text:span><text:span text:style-name="T42">.</text:span><text:span text:style-name="T51">getConstructor</text:span><text:span text:style-name="T42">().getName());</text:span></text:p>
            <text:p text:style-name="P4"><text:span text:style-name="T42"><text:s text:c="8"/></text:span><text:span text:style-name="T42">}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tstrapping Java SE application</text:p>
          </draw:text-box>
        </draw:frame>
        <draw:frame presentation:style-name="pr5" draw:text-style-name="P5" draw:layer="layout" svg:width="25.199cm" svg:height="13.859cm" svg:x="1.4cm" svg:y="6.124cm" presentation:class="outline" presentation:user-transformed="true">
          <draw:text-box>
            <text:p text:style-name="P4"><text:span text:style-name="T83">public</text:span><text:span text:style-name="T6"> </text:span><text:span text:style-name="T83">static</text:span><text:span text:style-name="T6"> </text:span><text:span text:style-name="T83">void</text:span><text:span text:style-name="T6"> </text:span><text:span text:style-name="T84">main</text:span><text:span text:style-name="T6"> (</text:span><text:span text:style-name="T85">String</text:span><text:span text:style-name="T6">[] </text:span><text:span text:style-name="T86">args</text:span><text:span text:style-name="T6">) {</text:span></text:p>
            <text:p text:style-name="P4"><text:span text:style-name="T4"/></text:p>
            <text:p text:style-name="P4"><text:span text:style-name="T6"><text:s text:c="4"/></text:span><text:span text:style-name="T87">SeContainerInitializer</text:span><text:span text:style-name="T6"> </text:span><text:span text:style-name="T86">initializer</text:span><text:span text:style-name="T6"> = </text:span><text:span text:style-name="T87">SeContainerInitializer</text:span><text:span text:style-name="T6">.</text:span><text:span text:style-name="T88">newInstance</text:span><text:span text:style-name="T6">();</text:span></text:p>
            <text:p text:style-name="P4"><text:span text:style-name="T6"><text:s text:c="4"/></text:span><text:span text:style-name="T83">try</text:span><text:span text:style-name="T6">( </text:span><text:span text:style-name="T89">SeContainer</text:span><text:span text:style-name="T6"> </text:span><text:span text:style-name="T86">container</text:span><text:span text:style-name="T6"> = </text:span><text:span text:style-name="T90">initializer</text:span><text:span text:style-name="T6">.</text:span><text:span text:style-name="T88">initialize</text:span><text:span text:style-name="T6">() ){</text:span></text:p>
            <text:p text:style-name="P4"><text:span text:style-name="T6"><text:s text:c="8"/></text:span><text:span text:style-name="T90">container</text:span><text:span text:style-name="T6">.</text:span><text:span text:style-name="T88">select</text:span><text:span text:style-name="T6">(</text:span><text:span text:style-name="T85">GreeterClient</text:span><text:span text:style-name="T6">.</text:span><text:span text:style-name="T83">class</text:span><text:span text:style-name="T6">).</text:span><text:span text:style-name="T88">get</text:span><text:span text:style-name="T6">().greet();</text:span></text:p>
            <text:p text:style-name="P4"><text:span text:style-name="T6"><text:s text:c="4"/></text:span><text:span text:style-name="T6">}</text:span></text:p>
            <text:p text:style-name="P4"><text:span text:style-name="T4"/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other Java SE exampl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87">SeContainerInitializer</text:span><text:span text:style-name="T6"> </text:span><text:span text:style-name="T86">initializer</text:span><text:span text:style-name="T6"> = </text:span><text:span text:style-name="T87">SeContainerInitializer</text:span><text:span text:style-name="T6">.</text:span><text:span text:style-name="T88">newInstance</text:span><text:span text:style-name="T6">();</text:span></text:p>
            <text:p text:style-name="P4"><text:span text:style-name="T90">initializer</text:span><text:span text:style-name="T6">.</text:span><text:span text:style-name="T88">disableDiscovery</text:span><text:span text:style-name="T6">();</text:span></text:p>
            <text:p text:style-name="P4"><text:span text:style-name="T90">initializer</text:span><text:span text:style-name="T6">.</text:span><text:span text:style-name="T88">addBeanClasses</text:span><text:span text:style-name="T6">(</text:span><text:span text:style-name="T85">GreeterClient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addBeanClasses</text:span><text:span text:style-name="T6">(</text:span><text:span text:style-name="T85">User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addBeanClasses</text:span><text:span text:style-name="T6">(</text:span><text:span text:style-name="T85">EnglishHelloService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enableDecorators</text:span><text:span text:style-name="T6">(</text:span><text:span text:style-name="T85">HelloDecorator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enableInterceptors</text:span><text:span text:style-name="T6">(</text:span><text:span text:style-name="T85">LogInterceptor</text:span><text:span text:style-name="T6">.</text:span><text:span text:style-name="T83">class</text:span><text:span text:style-name="T6">);</text:span></text:p>
            <text:p text:style-name="P4"><text:span text:style-name="T4"/></text:p>
            <text:p text:style-name="P4"><text:span text:style-name="T83">try</text:span><text:span text:style-name="T6">( </text:span><text:span text:style-name="T89">SeContainer</text:span><text:span text:style-name="T6"> </text:span><text:span text:style-name="T86">container</text:span><text:span text:style-name="T6"> = </text:span><text:span text:style-name="T90">initializer</text:span><text:span text:style-name="T6">.</text:span><text:span text:style-name="T88">initialize</text:span><text:span text:style-name="T6">() ){</text:span></text:p>
            <text:p text:style-name="P4"><text:span text:style-name="T6"><text:s text:c="4"/></text:span><text:span text:style-name="T89">Instance</text:span><text:span text:style-name="T6">&lt;</text:span><text:span text:style-name="T85">GreeterClient</text:span><text:span text:style-name="T6">&gt; </text:span><text:span text:style-name="T86">instance</text:span><text:span text:style-name="T6"> = </text:span><text:span text:style-name="T90">container</text:span><text:span text:style-name="T6">.</text:span><text:span text:style-name="T88">select</text:span><text:span text:style-name="T6">(</text:span><text:span text:style-name="T85">GreeterClient</text:span><text:span text:style-name="T6">.</text:span><text:span text:style-name="T83">class</text:span><text:span text:style-name="T6">);</text:span></text:p>
            <text:p text:style-name="P4"><text:span text:style-name="T6"><text:s text:c="4"/></text:span><text:span text:style-name="T85">GreeterClient</text:span><text:span text:style-name="T6"> </text:span><text:span text:style-name="T86">greeter</text:span><text:span text:style-name="T6"> = </text:span><text:span text:style-name="T90">instance</text:span><text:span text:style-name="T6">.</text:span><text:span text:style-name="T88">get</text:span><text:span text:style-name="T6">();</text:span></text:p>
            <text:p text:style-name="P4"><text:span text:style-name="T6"><text:s text:c="4"/></text:span><text:span text:style-name="T90">greeter</text:span><text:span text:style-name="T6">.greet()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table extension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 bean discovery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4"><text:span text:style-name="T91">class</text:span><text:span text:style-name="T92"> </text:span><text:span text:style-name="T93">MyExtension</text:span><text:span text:style-name="T92"> </text:span><text:span text:style-name="T91">implements</text:span><text:span text:style-name="T92"> </text:span><text:span text:style-name="T94">Extension</text:span><text:span text:style-name="T92"> {</text:span></text:p>
            <text:p text:style-name="P4"><text:span text:style-name="T91"/></text:p>
            <text:p text:style-name="P4"><text:span text:style-name="T92"><text:s text:c="4"/></text:span><text:span text:style-name="T93">Logger</text:span><text:span text:style-name="T92"> </text:span><text:span text:style-name="T93">logger</text:span><text:span text:style-name="T92"> = </text:span><text:span text:style-name="T93">Logger</text:span><text:span text:style-name="T92">.</text:span><text:span text:style-name="T95">getLogger</text:span><text:span text:style-name="T92">(getClass().getName());</text:span></text:p>
            <text:p text:style-name="P4"><text:span text:style-name="T91"/></text:p>
            <text:p text:style-name="P4"><text:span text:style-name="T92"><text:s text:c="4"/></text:span><text:span text:style-name="T91">void</text:span><text:span text:style-name="T92"> beforeBeanDiscovery (</text:span><text:span text:style-name="T96">@Observes</text:span><text:span text:style-name="T92"> </text:span><text:span text:style-name="T94">BeforeBeanDiscovery</text:span><text:span text:style-name="T92"> </text:span><text:span text:style-name="T97">bbd</text:span><text:span text:style-name="T92">) {</text:span></text:p>
            <text:p text:style-name="P4"><text:span text:style-name="T92"><text:s text:c="8"/></text:span><text:span text:style-name="T93">logger</text:span><text:span text:style-name="T92">.info(</text:span><text:span text:style-name="T98">"beginning the scanning process"</text:span><text:span text:style-name="T92">);</text:span></text:p>
            <text:p text:style-name="P4"><text:span text:style-name="T91"><text:s text:c="4"/></text:span><text:span text:style-name="T91">}</text:span></text:p>
            <text:p text:style-name="P4"><text:span text:style-name="T91"/></text:p>
            <text:p text:style-name="P4"><text:span text:style-name="T92"><text:s text:c="4"/></text:span><text:span text:style-name="T92">&lt;</text:span><text:span text:style-name="T93">T</text:span><text:span text:style-name="T92">&gt; </text:span><text:span text:style-name="T91">void</text:span><text:span text:style-name="T92"> processAnnotatedType (</text:span><text:span text:style-name="T96">@Observes</text:span><text:span text:style-name="T92"> </text:span><text:span text:style-name="T94">ProcessAnnotatedType</text:span><text:span text:style-name="T92">&lt;</text:span><text:span text:style-name="T93">T</text:span><text:span text:style-name="T92">&gt; </text:span><text:span text:style-name="T97">pat</text:span><text:span text:style-name="T92">) {</text:span></text:p>
            <text:p text:style-name="P4"><text:span text:style-name="T92"><text:s text:c="8"/></text:span><text:span text:style-name="T93">logger</text:span><text:span text:style-name="T92">.info(</text:span><text:span text:style-name="T98">"scanning type: "</text:span><text:span text:style-name="T92"> + </text:span><text:span text:style-name="T97">pat</text:span><text:span text:style-name="T92">.</text:span><text:span text:style-name="T95">getAnnotatedType</text:span><text:span text:style-name="T92">().</text:span><text:span text:style-name="T95">getJavaClass</text:span><text:span text:style-name="T92">().getName());</text:span></text:p>
            <text:p text:style-name="P4"><text:span text:style-name="T91"/></text:p>
            <text:p text:style-name="P4"><text:span text:style-name="T91"><text:s text:c="4"/></text:span><text:span text:style-name="T91">}</text:span></text:p>
            <text:p text:style-name="P4"><text:span text:style-name="T91"/></text:p>
            <text:p text:style-name="P4"><text:span text:style-name="T92"><text:s text:c="4"/></text:span><text:span text:style-name="T91">void</text:span><text:span text:style-name="T92"> afterBeanDiscovery (</text:span><text:span text:style-name="T96">@Observes</text:span><text:span text:style-name="T92"> </text:span><text:span text:style-name="T94">AfterBeanDiscovery</text:span><text:span text:style-name="T92"> </text:span><text:span text:style-name="T97">abd</text:span><text:span text:style-name="T92">) {</text:span></text:p>
            <text:p text:style-name="P4"><text:span text:style-name="T92"><text:s text:c="8"/></text:span><text:span text:style-name="T93">logger</text:span><text:span text:style-name="T92">.info(</text:span><text:span text:style-name="T98">"finished the scanning process"</text:span><text:span text:style-name="T92">);</text:span></text:p>
            <text:p text:style-name="P4"><text:span text:style-name="T91"><text:s text:c="4"/></text:span><text:span text:style-name="T91">}</text:span></text:p>
            <text:p text:style-name="P4"><text:span text:style-name="T91"/></text:p>
            <text:p text:style-name="P4"><text:span text:style-name="T9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gnore annotated bean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41">class</text:span><text:span text:style-name="T42"> </text:span><text:span text:style-name="T43">MyExtension</text:span><text:span text:style-name="T42"> </text:span><text:span text:style-name="T41">implements</text:span><text:span text:style-name="T42"> </text:span><text:span text:style-name="T46">Extension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2">&lt;</text:span><text:span text:style-name="T43">T</text:span><text:span text:style-name="T42">&gt; </text:span><text:span text:style-name="T41">void</text:span><text:span text:style-name="T42"> </text:span><text:span text:style-name="T48">processAnnotatedType</text:span><text:span text:style-name="T42"> (</text:span><text:span text:style-name="T45">@Observes</text:span><text:span text:style-name="T42"> </text:span><text:span text:style-name="T45">@WithAnnotations</text:span><text:span text:style-name="T42">({</text:span><text:span text:style-name="T45">Ignore</text:span><text:span text:style-name="T42">.</text:span><text:span text:style-name="T41">class</text:span><text:span text:style-name="T42">}) </text:span><text:span text:style-name="T46">ProcessAnnotatedType</text:span><text:span text:style-name="T42">&lt;</text:span><text:span text:style-name="T43">T</text:span><text:span text:style-name="T42">&gt; </text:span><text:span text:style-name="T49">pat</text:span><text:span text:style-name="T42">) {</text:span></text:p>
            <text:p text:style-name="P4"><text:span text:style-name="T42"><text:s text:c="8"/></text:span><text:span text:style-name="T41">if</text:span><text:span text:style-name="T42">( </text:span><text:span text:style-name="T52">pat</text:span><text:span text:style-name="T42">.</text:span><text:span text:style-name="T51">getAnnotatedType</text:span><text:span text:style-name="T42">().</text:span><text:span text:style-name="T51">isAnnotationPresent</text:span><text:span text:style-name="T42">(</text:span><text:span text:style-name="T45">Ignore</text:span><text:span text:style-name="T42">.</text:span><text:span text:style-name="T41">class</text:span><text:span text:style-name="T42">) ){</text:span></text:p>
            <text:p text:style-name="P4"><text:span text:style-name="T42"><text:s text:c="12"/></text:span><text:span text:style-name="T52">pat</text:span><text:span text:style-name="T42">.</text:span><text:span text:style-name="T51">veto</text:span><text:span text:style-name="T42">();</text:span></text:p>
            <text:p text:style-name="P4"><text:span text:style-name="T42"><text:s text:c="8"/></text:span><text:span text:style-name="T42">}</text:span></text:p>
            <text:p text:style-name="P4"><text:span text:style-name="T44"/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-Unit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bryncooke.github.io/cdi-unit/">http://bryncooke.github.io/cdi-unit/</text:a></text:p>
              </text:list-item>
              <text:list-item>
                <text:p>JUnit runner for testing CDI applications</text:p>
              </text:list-item>
              <text:list-item>
                <text:p>Supports</text:p>
                <text:list>
                  <text:list-item>
                    <text:p>Mockito</text:p>
                  </text:list-item>
                  <text:list-item>
                    <text:p>Custom deployments</text:p>
                  </text:list-item>
                  <text:list-item>
                    <text:p>Scopes</text:p>
                  </text:list-item>
                  <text:list-item>
                    <text:p>Alternatives</text:p>
                  </text:list-item>
                  <text:list-item>
                    <text:p>Various Java EE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</text:p>
          </draw:text-box>
        </draw:frame>
        <draw:frame presentation:style-name="pr11" draw:text-style-name="P9" draw:layer="layout" svg:width="25.199cm" svg:height="14.111cm" svg:x="1.4cm" svg:y="4.783cm" presentation:class="outline" presentation:user-transformed="true">
          <draw:text-box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Instance</text:span><text:span text:style-name="T27">&lt;</text:span><text:span text:style-name="T28">String</text:span><text:span text:style-name="T27">&gt;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mailService</text:span><text:span text:style-name="T27"> </text:span><text:span text:style-name="T35">email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35">email</text:span><text:span text:style-name="T27">.</text:span><text:span text:style-name="T60">send</text:span><text:span text:style-name="T27">(</text:span><text:span text:style-name="T35">user</text:span><text:span text:style-name="T27">.</text:span><text:span text:style-name="T60">get</text:span><text:span text:style-name="T27">() + </text:span><text:span text:style-name="T33">" said "</text:span><text:span text:style-name="T27"> + 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Test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RunWith</text:span><text:span text:style-name="T27">(</text:span><text:span text:style-name="T28">CdiRunner</text:span><text:span text:style-name="T27">.</text:span><text:span text:style-name="T26">class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Tes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text:span text:style-name="T27"> </text:span><text:span text:style-name="T26">private</text:span><text:span text:style-name="T27"> </text:span><text:span text:style-name="T28">String</text:span><text:span text:style-name="T27"> </text:span><text:span text:style-name="T35">user</text:span><text:span text:style-name="T27"> = </text:span><text:span text:style-name="T33">"Frigo"</text:span><text:span text:style-name="T27">;</text:span></text:p>
            <text:p text:style-name="P4"><text:span text:style-name="T27"><text:s text:c="4"/></text:span><text:span text:style-name="T31">@Produces</text:span><text:span text:style-name="T27"> </text:span><text:span text:style-name="T31">@Mock</text:span><text:span text:style-name="T27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><text:s text:c="4"/></text:span><text:span text:style-name="T31">@Produces</text:span><text:span text:style-name="T27"> </text:span><text:span text:style-name="T31">@Mock</text:span><text:span text:style-name="T27"> </text:span><text:span text:style-name="T26">private</text:span><text:span text:style-name="T27"> </text:span><text:span text:style-name="T29">EmailService</text:span><text:span text:style-name="T27"> </text:span><text:span text:style-name="T35">email</text:span><text:span text:style-name="T27">;</text:span></text:p>
            <text:p text:style-name="P4"><text:span text:style-name="T27"><text:s text:c="4"/></text:span><text:span text:style-name="T31">@Inject</text:span><text:span text:style-name="T27"> </text:span><text:span text:style-name="T26">private</text:span><text:span text:style-name="T27"> </text:span><text:span text:style-name="T28">GreeterClient</text:span><text:span text:style-name="T27"> </text:span><text:span text:style-name="T35">greet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Test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_test</text:span><text:span text:style-name="T27"> () {</text:span></text:p>
            <text:p text:style-name="P4"><text:span text:style-name="T27"><text:s text:c="8"/></text:span><text:span text:style-name="T28">Mockito</text:span><text:span text:style-name="T27">.</text:span><text:span text:style-name="T60">doReturn</text:span><text:span text:style-name="T27">(</text:span><text:span text:style-name="T33">"Bonjour"</text:span><text:span text:style-name="T27">).</text:span><text:span text:style-name="T60">when</text:span><text:span text:style-name="T27">(</text:span><text:span text:style-name="T35">hello</text:span><text:span text:style-name="T27">).</text:span><text:span text:style-name="T60">hello</text:span><text:span text:style-name="T27">();</text:span></text:p>
            <text:p text:style-name="P4"><text:span text:style-name="T27"><text:s text:c="8"/></text:span><text:span text:style-name="T35">greeter</text:span><text:span text:style-name="T27">.greet();</text:span></text:p>
            <text:p text:style-name="P4"><text:span text:style-name="T27"><text:s text:c="8"/></text:span><text:span text:style-name="T28">Mockito</text:span><text:span text:style-name="T27">.</text:span><text:span text:style-name="T60">verify</text:span><text:span text:style-name="T27">(</text:span><text:span text:style-name="T35">email</text:span><text:span text:style-name="T27">).</text:span><text:span text:style-name="T60">send</text:span><text:span text:style-name="T27">(</text:span><text:span text:style-name="T33">"Frigo said Bonjour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s://github.com/cdi-spec">https://github.com/cdi-spec</text:a></text:p>
              </text:list-item>
              <text:list-item>
                <text:p><text:a xlink:href="https://github.com/weld">https://github.com/weld</text:a></text:p>
              </text:list-item>
              <text:list-item>
                <text:p><text:a xlink:href="https://www.baeldung.com/java-ee-cdi">https://www.baeldung.com/java-ee-cdi</text:a></text:p>
              </text:list-item>
              <text:list-item>
                <text:p><text:a xlink:href="https://www.javacodegeeks.com/cdi-tutorials">https://www.javacodegeeks.com/cdi-tutorials</text:a></text:p>
              </text:list-item>
              <text:list-item>
                <text:p><text:a xlink:href="https://dzone.com/refcardz/contexts-and-depencency">https://dzone.com/refcardz/contexts-and-depencency</text:a></text:p>
              </text:list-item>
              <text:list-item>
                <text:p><text:a xlink:href="http://next-presso.com/">http://next-presso.com/</text:a></text:p>
              </text:list-item>
              <text:list-item>
                <text:p><text:a xlink:href="https://javaee.github.io/tutorial/cdi-basic.html">https://javaee.github.io/tutorial/cdi-basic.html</text:a></text:p>
              </text:list-item>
              <text:list-item>
                <text:p>StackOverflow, Google, practice,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20H5M33S</meta:editing-duration>
    <meta:editing-cycles>344</meta:editing-cycles>
    <meta:generator>OpenOffice/4.1.5$Win32 OpenOffice.org_project/415m1$Build-9789</meta:generator>
    <dc:date>2019-07-11T13:02:37.18</dc:date>
    <meta:document-statistic meta:object-count="349"/>
  </office:meta>
</office:document-meta>
</file>